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57cm" svg:height="3.063cm" svg:x="1.524cm" svg:y="0.508cm">
          <draw:text-box>
            <text:p text:style-name="P1"><text:span text:style-name="T1">HYMN #334</text:span></text:p>
            <text:p text:style-name="P1"><text:span text:style-name="T2">“</text:span><text:span text:style-name="T2">O Lord, How Shall I Meet You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57cm" svg:height="7.371cm" svg:x="1.592cm" svg:y="0.508cm">
          <draw:text-box>
            <text:p text:style-name="P1"><text:span text:style-name="T3">1. </text:span><text:span text:style-name="T4">O Lord, how shall I meet You,</text:span><text:span text:style-name="T4"><text:line-break/></text:span><text:span text:style-name="T4">How welcome You aright?</text:span><text:span text:style-name="T4"><text:line-break/></text:span><text:span text:style-name="T4">Your people long to greet You,</text:span></text:p>
            <text:p text:style-name="P1"><text:span text:style-name="T4">My hope, my heart’s deligh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4cm" svg:height="7.011cm" svg:x="1.317cm" svg:y="0.732cm">
          <draw:text-box>
            <text:p text:style-name="P1"><text:span text:style-name="T4">O kindle, Lord most holy,</text:span><text:span text:style-name="T4"><text:line-break/></text:span><text:span text:style-name="T4">Your lamp within my breast</text:span><text:span text:style-name="T4"><text:line-break/></text:span><text:span text:style-name="T4">To do in spirit lowly</text:span><text:span text:style-name="T4"><text:line-break/></text:span><text:span text:style-name="T4">All that may please You b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8" draw:layer="layout" svg:width="25.4cm" svg:height="8.133cm" svg:x="1.27cm" svg:y="0.762cm">
          <draw:text-box>
            <text:p text:style-name="P7"><text:span text:style-name="T5">2. </text:span><text:span text:style-name="T6">Your Zion strews before You</text:span><text:span text:style-name="T6"><text:line-break/></text:span><text:span text:style-name="T6">Green boughs and fairest palms;</text:span><text:span text:style-name="T6"><text:line-break/></text:span><text:span text:style-name="T6">And I too will adore You</text:span><text:span text:style-name="T6"><text:line-break/></text:span><text:span text:style-name="T6">With joyous songs and psalm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8" draw:layer="layout" svg:width="25.4cm" svg:height="7.011cm" svg:x="1.27cm" svg:y="0.863cm">
          <draw:text-box>
            <text:p text:style-name="P7"><text:span text:style-name="T6">My heart shall bloom forever</text:span><text:span text:style-name="T6"><text:line-break/></text:span><text:span text:style-name="T6">For You with praises new</text:span><text:span text:style-name="T6"><text:line-break/></text:span><text:span text:style-name="T6">And from Your name shall never</text:span><text:span text:style-name="T6"><text:line-break/></text:span><text:span text:style-name="T6">Withhold the honor d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5" draw:text-style-name="P8" draw:layer="layout" svg:width="25.4cm" svg:height="8.133cm" svg:x="1.27cm" svg:y="0.762cm">
          <draw:text-box>
            <text:p text:style-name="P7"><text:span text:style-name="T5">3. </text:span><text:span text:style-name="T6">I lay in fetters, groaning;</text:span><text:span text:style-name="T6"><text:line-break/></text:span><text:span text:style-name="T6">You came to set me free.</text:span><text:span text:style-name="T6"><text:line-break/></text:span><text:span text:style-name="T6">I stood, my shame bemoaning;</text:span><text:span text:style-name="T6"><text:line-break/></text:span><text:span text:style-name="T6">You came to honor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9" draw:layer="layout" svg:width="25.4cm" svg:height="7.011cm" svg:x="1.222cm" svg:y="0.898cm">
          <draw:text-box>
            <text:p text:style-name="P7"><text:span text:style-name="T6">A glorious crown You give me,</text:span><text:span text:style-name="T6"><text:line-break/></text:span><text:span text:style-name="T6">A treasure safe on high</text:span><text:span text:style-name="T6"><text:line-break/></text:span><text:span text:style-name="T6">That will not fail or leave me</text:span><text:span text:style-name="T6"><text:line-break/></text:span><text:span text:style-name="T6">As earthly riches f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6" draw:text-style-name="P8" draw:layer="layout" svg:width="25.4cm" svg:height="7.508cm" svg:x="1.294cm" svg:y="0.874cm">
          <draw:text-box>
            <text:p text:style-name="P7"><text:span text:style-name="T5">4. </text:span><text:span text:style-name="T6">Love caused Your incarnation;</text:span><text:span text:style-name="T6"><text:line-break/></text:span><text:span text:style-name="T6">Love brought You down to me.</text:span><text:span text:style-name="T6"><text:line-break/></text:span><text:span text:style-name="T6">Your thirst for my salvation</text:span><text:span text:style-name="T6"><text:line-break/></text:span><text:span text:style-name="T6">Procured my liber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9" draw:layer="layout" svg:width="25.4cm" svg:height="7.011cm" svg:x="1.27cm" svg:y="0.921cm">
          <draw:text-box>
            <text:p text:style-name="P7"><text:span text:style-name="T6">Oh, love beyond all telling,</text:span><text:span text:style-name="T6"><text:line-break/></text:span><text:span text:style-name="T6">That led You to embrace</text:span><text:span text:style-name="T6"><text:line-break/></text:span><text:span text:style-name="T6">In love, all love excelling,</text:span><text:span text:style-name="T6"><text:line-break/></text:span><text:span text:style-name="T6">Our lost and fallen 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7" draw:text-style-name="P8" draw:layer="layout" svg:width="25.4cm" svg:height="7.531cm" svg:x="1.27cm" svg:y="0.851cm">
          <draw:text-box>
            <text:p text:style-name="P7"><text:span text:style-name="T5">5. </text:span><text:span text:style-name="T6">Sin’s debt, that fearful burden,</text:span><text:span text:style-name="T6"><text:line-break/></text:span><text:span text:style-name="T6">Cannot His love erase; </text:span><text:span text:style-name="T6"><text:line-break/></text:span><text:span text:style-name="T6">Your guilt the Lord will pardon</text:span><text:span text:style-name="T6"><text:line-break/></text:span><text:span text:style-name="T6">And cover by His gr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4" draw:text-style-name="P10" draw:layer="layout" svg:width="25.4cm" svg:height="7.011cm" svg:x="1.27cm" svg:y="0.863cm">
          <draw:text-box>
            <text:p text:style-name="P7"><text:span text:style-name="T6">He comes, for you procuring</text:span><text:span text:style-name="T6"><text:line-break/></text:span><text:span text:style-name="T6">The peace of sin forgiv’n,</text:span></text:p>
            <text:p text:style-name="P7"><text:span text:style-name="T6">His children thus securing</text:span><text:span text:style-name="T6"><text:line-break/></text:span><text:span text:style-name="T6">Eternal life in hea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1" presentation:presentation-page-layout-name="AL1T0">
        <draw:frame draw:style-name="gr8" draw:text-style-name="P12" draw:layer="layout" svg:width="25.4cm" svg:height="7.301cm" svg:x="1.294cm" svg:y="0.827cm">
          <draw:text-box>
            <text:p text:style-name="P11"><text:span text:style-name="T5">6. </text:span><text:span text:style-name="T6">He comes to judge the nations,</text:span></text:p>
            <text:p text:style-name="P11"><text:span text:style-name="T6">A terror to His foes,</text:span></text:p>
            <text:p text:style-name="P11"><text:span text:style-name="T6">A light of consolations</text:span></text:p>
            <text:p text:style-name="P11"><text:span text:style-name="T6">And blessèd hope to thos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2" presentation:presentation-page-layout-name="AL1T0">
        <draw:frame draw:style-name="gr9" draw:text-style-name="P14" draw:layer="layout" svg:width="25.4cm" svg:height="11.43cm" svg:x="1.27cm" svg:y="0.762cm">
          <draw:text-box>
            <text:p text:style-name="P11"><text:span text:style-name="T6">Who love the Lord’s appearing.</text:span></text:p>
            <text:p text:style-name="P11"><text:span text:style-name="T6">O glorious Sun, now come,</text:span></text:p>
            <text:p text:style-name="P11"><text:span text:style-name="T6">Send forth Your beams so cheering,</text:span></text:p>
            <text:p text:style-name="P11"><text:span text:style-name="T6">And guide us safely home.</text:span></text:p>
            <text:p text:style-name="P13"><text:span text:style-name="T7"><text:line-break/></text:span><text:span text:style-name="T7"/></text:p>
            <text:p text:style-name="P13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09:37:29.914000000</meta:creation-date>
    <dc:title>Hymn template</dc:title>
    <meta:editing-duration>PT25M56S</meta:editing-duration>
    <meta:editing-cycles>14</meta:editing-cycles>
    <meta:generator>LibreOffice/6.0.7.3$Windows_X86_64 LibreOffice_project/dc89aa7a9eabfd848af146d5086077aeed2ae4a5</meta:generator>
    <meta:initial-creator>Arthur Hoch</meta:initial-creator>
    <dc:date>2019-01-13T11:44:26.902000000</dc:date>
    <meta:document-statistic meta:object-count="216"/>
    <meta:template xlink:type="simple" xlink:actuate="onRequest" xlink:title="Hymn template" xlink:href="../../AppData/Roaming/LibreOffice/4/user/template/Worship%20Templsates/Hymn%20template.otp" meta:date="2014-11-25T09:37:29.618000000"/>
  </office:meta>
</office:document-meta>
</file>